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1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397cm" svg:x="8.717cm" svg:y="15.1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23cm" svg:height="1.397cm" svg:x="1.47cm" svg:y="15.159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397cm" svg:x="5.38cm" svg:y="12.238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763cm" svg:y1="7.277cm" svg:x2="8.763cm" svg:y2="7.866cm" draw:start-shape="id1" draw:start-glue-point="2" draw:end-shape="id2" draw:end-glue-point="0" svg:d="M8763 7277v589" svg:viewBox="0 0 1 590">
          <text:p/>
        </draw:connector>
        <draw:frame draw:style-name="gr3" draw:text-style-name="P3" draw:layer="layout" svg:width="10.687cm" svg:height="1.119cm" svg:x="6.017cm" svg:y="0.87cm">
          <draw:text-box>
            <text:p><text:span text:style-name="T1">BadgeApp High-Level Design</text:span></text:p>
          </draw:text-box>
        </draw:frame>
        <draw:custom-shape draw:style-name="gr4" draw:text-style-name="P1" xml:id="id1" draw:id="id1" draw:layer="layout" svg:width="7.112cm" svg:height="0.935cm" svg:x="5.207cm" svg:y="6.342cm">
          <text:p text:style-name="P2"><text:span text:style-name="T2">Web Server (Pum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27cm" svg:height="1.27cm" svg:x="3.556cm" svg:y="1.8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layer="layout" svg:width="1.84cm" svg:height="0.962cm" svg:x="1.651cm" svg:y="2.006cm">
          <draw:text-box>
            <text:p>User</text:p>
          </draw:text-box>
        </draw:frame>
        <draw:custom-shape draw:style-name="gr4" draw:text-style-name="P1" xml:id="id2" draw:id="id2" draw:layer="layout" svg:width="7.112cm" svg:height="1.397cm" svg:x="5.207cm" svg:y="7.866cm">
          <text:p text:style-name="P2"><text:span text:style-name="T2">WebApp Interface (Rack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7.112cm" svg:height="1.397cm" svg:x="5.18cm" svg:y="10.279cm">
          <text:p text:style-name="P2"><text:span text:style-name="T2">[URL] Router</text:span></text:p>
          <text:p text:style-name="P2"><text:span text:style-name="T2">(config/routes.d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7.112cm" svg:height="1.397cm" svg:x="5.18cm" svg:y="12.438cm">
          <text:p text:style-name="P2"><text:span text:style-name="T2">Controllers</text:span></text:p>
          <text:p text:style-name="P2"><text:span text:style-name="T2">(app/controller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923cm" svg:height="1.397cm" svg:x="1.27cm" svg:y="15.359cm">
          <text:p text:style-name="P2"><text:span text:style-name="T2">Models (ActiveRecord)</text:span></text:p>
          <text:p text:style-name="P2"><text:span text:style-name="T2">(app/model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953cm" svg:height="1.397cm" svg:x="8.517cm" svg:y="15.359cm">
          <text:p text:style-name="P2"><text:span text:style-name="T2">Views</text:span></text:p>
          <text:p text:style-name="P2"><text:span text:style-name="T2">(app/views/*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699cm" svg:height="1.397cm" svg:x="15.113cm" svg:y="13.597cm">
          <text:p text:style-name="P2"><text:span text:style-name="T2">Chief</text:span></text:p>
          <text:p text:style-name="P2"><text:span text:style-name="T2">(app/lib/chief.rb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81cm" svg:height="1.397cm" svg:x="15.621cm" svg:y="10.025cm">
          <text:p text:style-name="P2"><text:span text:style-name="T2">Detectives</text:span></text:p>
          <text:p text:style-name="P2"><text:span text:style-name="T2">(app/lib/*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5.842cm" svg:height="1.016cm" svg:x="13.924cm" svg:y="2.794cm">
          <text:p text:style-name="P2">Project site(s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0.897cm" svg:y1="5.799cm" svg:x2="19.82cm" svg:y2="5.799cm">
          <text:p/>
        </draw:line>
        <draw:custom-shape draw:style-name="gr6" draw:text-style-name="P1" xml:id="id8" draw:id="id8" draw:layer="layout" svg:width="5.08cm" svg:height="2.194cm" svg:x="2.205cm" svg:y="18.28cm">
          <text:p text:style-name="P2"><text:span text:style-name="T2">DBMS</text:span></text:p>
          <text:p text:style-name="P2"><text:span text:style-name="T2">(PostgreSQL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draw:type="line" svg:x1="4.64cm" svg:y1="2.909cm" svg:x2="8.763cm" svg:y2="6.342cm" draw:start-shape="id3" draw:start-glue-point="9" draw:end-shape="id1" draw:end-glue-point="0" svg:d="M4640 2909l4123 3433" svg:viewBox="0 0 4124 3434">
          <text:p/>
        </draw:connector>
        <draw:connector draw:style-name="gr2" draw:text-style-name="P2" draw:layer="layout" draw:type="line" svg:x1="8.763cm" svg:y1="9.263cm" svg:x2="8.736cm" svg:y2="10.279cm" draw:start-shape="id2" draw:start-glue-point="2" draw:end-shape="id4" draw:end-glue-point="0" svg:d="M8763 9263l-27 1016" svg:viewBox="0 0 28 1017">
          <text:p/>
        </draw:connector>
        <draw:connector draw:style-name="gr2" draw:text-style-name="P2" draw:layer="layout" draw:type="line" svg:x1="8.736cm" svg:y1="11.676cm" svg:x2="8.736cm" svg:y2="12.438cm" draw:start-shape="id4" draw:start-glue-point="2" draw:end-shape="id5" draw:end-glue-point="0" svg:d="M8736 11676v762" svg:viewBox="0 0 1 763">
          <text:p/>
        </draw:connector>
        <draw:connector draw:style-name="gr2" draw:text-style-name="P2" draw:layer="layout" draw:type="line" svg:x1="8.736cm" svg:y1="13.835cm" svg:x2="4.231cm" svg:y2="15.359cm" draw:start-shape="id5" draw:start-glue-point="2" draw:end-shape="id6" draw:end-glue-point="0" svg:d="M8736 13835l-4505 1524" svg:viewBox="0 0 4506 1525">
          <text:p/>
        </draw:connector>
        <draw:connector draw:style-name="gr2" draw:text-style-name="P2" draw:layer="layout" draw:type="line" svg:x1="8.737cm" svg:y1="13.835cm" svg:x2="10.993cm" svg:y2="15.359cm" draw:end-shape="id7" draw:end-glue-point="0" svg:d="M8737 13835l2256 1524" svg:viewBox="0 0 2257 1525">
          <text:p/>
        </draw:connector>
        <draw:connector draw:style-name="gr2" draw:text-style-name="P2" draw:layer="layout" draw:type="line" svg:x1="4.231cm" svg:y1="16.756cm" svg:x2="4.745cm" svg:y2="18.28cm" draw:start-shape="id6" draw:start-glue-point="2" draw:end-shape="id8" draw:end-glue-point="5" svg:d="M4231 16756l514 1524" svg:viewBox="0 0 515 1525">
          <text:p/>
        </draw:connector>
        <draw:connector draw:style-name="gr2" draw:text-style-name="P2" draw:layer="layout" draw:type="line" svg:x1="8.737cm" svg:y1="13.835cm" svg:x2="15.113cm" svg:y2="14.295cm" draw:end-shape="id9" draw:end-glue-point="3" svg:d="M8737 13835l6376 460" svg:viewBox="0 0 6377 461">
          <text:p/>
        </draw:connector>
        <draw:connector draw:style-name="gr2" draw:text-style-name="P2" draw:layer="layout" draw:type="line" svg:x1="17.462cm" svg:y1="13.597cm" svg:x2="17.526cm" svg:y2="11.422cm" draw:start-shape="id9" draw:start-glue-point="0" draw:end-shape="id10" draw:end-glue-point="2" svg:d="M17462 13597l64-2175" svg:viewBox="0 0 65 2176">
          <text:p/>
        </draw:connector>
        <draw:connector draw:style-name="gr2" draw:text-style-name="P2" draw:layer="layout" draw:type="line" svg:x1="17.526cm" svg:y1="10.025cm" svg:x2="16.845cm" svg:y2="3.81cm" draw:start-shape="id10" draw:start-glue-point="0" draw:end-shape="id11" draw:end-glue-point="8" svg:d="M17526 10025l-681-6215" svg:viewBox="0 0 682 6216">
          <text:p/>
        </draw:connector>
        <draw:custom-shape draw:style-name="gr9" draw:text-style-name="P2" draw:layer="layout" svg:width="12.954cm" svg:height="11.303cm" svg:x="1.016cm" svg:y="9.64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02cm" svg:height="3.095cm" svg:x="1.143cm" svg:y="9.898cm">
          <draw:text-box>
            <text:p>Rails</text:p>
            <text:p>Framework</text:p>
            <text:p>Conventions</text:p>
            <text:p>(incl. MVC)</text:p>
          </draw:text-box>
        </draw:frame>
        <draw:g>
          <draw:connector draw:style-name="gr2" draw:text-style-name="P2" draw:layer="layout" draw:type="line" svg:x1="2.086cm" svg:y1="23.239cm" svg:x2="3.302cm" svg:y2="23.254cm" svg:d="M2086 23239l1216 15" svg:viewBox="0 0 1217 16">
            <text:p/>
          </draw:connector>
          <draw:frame draw:style-name="gr10" draw:text-style-name="P4" draw:layer="layout" svg:width="1.759cm" svg:height="0.889cm" svg:x="4.329cm" svg:y="22.852cm">
            <draw:text-box>
              <text:p><text:span text:style-name="T2">Calls</text:span></text:p>
            </draw:text-box>
          </draw:frame>
          <draw:custom-shape draw:style-name="gr11" draw:text-style-name="P2" draw:layer="layout" svg:width="6.49cm" svg:height="3.048cm" svg:x="1.27cm" svg:y="21.96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413cm" svg:height="0.762cm" svg:x="1.537cm" svg:y="23.995cm">
            <text:p text:style-name="P2"><text:span text:style-name="T2">Name</text:span></text:p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3.415cm" svg:height="0.889cm" svg:x="4.331cm" svg:y="23.868cm">
            <draw:text-box>
              <text:p><text:span text:style-name="T2">Component</text:span></text:p>
            </draw:text-box>
          </draw:frame>
          <draw:frame draw:style-name="gr10" draw:text-style-name="P5" draw:layer="layout" svg:width="1.594cm" svg:height="0.962cm" svg:x="3.753cm" svg:y="21.963cm">
            <draw:text-box>
              <text:p><text:span text:style-name="T3">Key</text:span></text:p>
            </draw:text-box>
          </draw:frame>
        </draw:g>
        <draw:frame draw:style-name="gr12" draw:text-style-name="P6" draw:layer="layout" svg:width="7.747cm" svg:height="1.207cm" svg:x="9.398cm" svg:y="23.804cm">
          <draw:text-box>
            <text:p><text:span text:style-name="T4">This figure only shows a high-level view of selected major components.</text:span></text:p>
          </draw:text-box>
        </draw:frame>
        <draw:frame draw:style-name="gr3" draw:text-style-name="P6" draw:layer="layout" svg:width="5.383cm" svg:height="1.685cm" svg:x="5.461cm" svg:y="2.205cm">
          <draw:text-box>
            <text:p><text:span text:style-name="T4">HTTPS.</text:span></text:p>
            <text:p><text:span text:style-name="T4">HTML5/CSS/JavaScript &amp;</text:span></text:p>
            <text:p><text:span text:style-name="T4">REST/JSON</text:span></text:p>
          </draw:text-box>
        </draw:frame>
        <draw:frame draw:style-name="gr3" draw:text-style-name="P6" draw:layer="layout" svg:width="4.138cm" svg:height="0.729cm" svg:x="0.688cm" svg:y="3.127cm">
          <draw:text-box>
            <text:p><text:span text:style-name="T4">Outside (untrusted)</text:span></text:p>
          </draw:text-box>
        </draw:frame>
        <draw:frame draw:style-name="gr3" draw:text-style-name="P6" draw:layer="layout" svg:width="2.669cm" svg:height="1.207cm" svg:x="0.997cm" svg:y="5.789cm">
          <draw:text-box>
            <text:p><text:span text:style-name="T4">Server-side</text:span></text:p>
            <text:p><text:span text:style-name="T4">(trusted)</text:span></text:p>
          </draw:text-box>
        </draw:frame>
        <draw:frame draw:style-name="gr12" draw:text-style-name="P6" draw:layer="layout" svg:width="5.485cm" svg:height="2.163cm" svg:x="14.635cm" svg:y="7.947cm">
          <draw:text-box>
            <text:p><text:span text:style-name="T4">Detectives gather data from (untrusted) project &amp; attempt to auto-fill project entry information</text:span></text:p>
          </draw:text-box>
        </draw:frame>
        <draw:frame draw:style-name="gr3" draw:text-style-name="P6" draw:layer="layout" svg:width="3.808cm" svg:height="1.207cm" svg:x="15.875cm" svg:y="15.105cm">
          <draw:text-box>
            <text:p><text:span text:style-name="T4">Chief coordinates</text:span></text:p>
            <text:p><text:span text:style-name="T4">Detectives</text:span></text:p>
          </draw:text-box>
        </draw:frame>
        <draw:custom-shape draw:style-name="gr5" draw:text-style-name="P2" xml:id="id12" draw:id="id12" draw:layer="layout" svg:width="1.27cm" svg:height="1.27cm" svg:x="15.113cm" svg:y="21.0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" draw:text-style-name="P2" draw:layer="layout" draw:type="line" svg:x1="15.113cm" svg:y1="21.709cm" svg:x2="7.285cm" svg:y2="19.377cm" draw:start-shape="id12" draw:start-glue-point="6" draw:end-shape="id8" draw:end-glue-point="8" svg:d="M15113 21709l-7828-2332" svg:viewBox="0 0 7829 2333">
          <text:p/>
        </draw:connector>
        <draw:line draw:style-name="gr8" draw:text-style-name="P2" draw:layer="layout" svg:x1="12.319cm" svg:y1="22.979cm" svg:x2="18.161cm" svg:y2="17.01cm">
          <text:p/>
        </draw:line>
        <draw:frame draw:style-name="gr13" draw:layer="layout" svg:width="2.297cm" svg:height="0.962cm" svg:x="16.245cm" svg:y="21.636cm">
          <draw:text-box>
            <text:p>Admin</text:p>
          </draw:text-box>
        </draw:frame>
        <draw:frame draw:style-name="gr12" draw:text-style-name="P6" draw:layer="layout" svg:width="5.715cm" svg:height="2.163cm" svg:x="14.732cm" svg:y="18.343cm">
          <draw:text-box>
            <text:p><text:span text:style-name="T4">Admin CLI access. This</text:span><text:span text:style-name="T4"><text:line-break/></text:span><text:span text:style-name="T4">requires admin login</text:span><text:span text:style-name="T4"><text:line-break/></text:span><text:span text:style-name="T4">(separate from user login) &amp; uses encrypted channel</text:span></text:p>
          </draw:text-box>
        </draw:frame>
        <draw:custom-shape draw:style-name="gr7" draw:text-style-name="P1" xml:id="id13" draw:id="id13" draw:layer="layout" svg:width="4.318cm" svg:height="3.048cm" svg:x="9.144cm" svg:y="17.01cm">
          <text:p text:style-name="P2"><text:span text:style-name="T2">System config/</text:span></text:p>
          <text:p text:style-name="P2"><text:span text:style-name="T2">command shell/</text:span></text:p>
          <text:p text:style-name="P2"><text:span text:style-name="T2">env vari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114cm" svg:y1="21.702cm" svg:x2="12.83cm" svg:y2="19.612cm" draw:end-shape="id13" draw:end-glue-point="9" svg:d="M15114 21702l-2284-2090" svg:viewBox="0 0 2285 2091">
          <text:p/>
        </draw:connector>
        <draw:frame draw:style-name="gr3" draw:text-style-name="P6" draw:layer="layout" svg:width="2.555cm" svg:height="1.207cm" svg:x="12.685cm" svg:y="22.217cm">
          <draw:text-box>
            <text:p><text:span text:style-name="T4">Outside</text:span><text:span text:style-name="T4"><text:line-break/></text:span><text:span text:style-name="T4">(untrusted)</text:span></text:p>
          </draw:text-box>
        </draw:frame>
        <draw:custom-shape draw:style-name="gr4" draw:text-style-name="P1" draw:layer="layout" svg:width="7.112cm" svg:height="0.735cm" svg:x="5.207cm" svg:y="4.945cm">
          <text:p text:style-name="P2"><text:span text:style-name="T2">HTTP router (Heroku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112cm" svg:height="0.735cm" svg:x="4.318cm" svg:y="4.083cm">
          <text:p text:style-name="P2"><text:span text:style-name="T2">CDN (Fastly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016cm" svg:y1="3.929cm" svg:x2="12.827cm" svg:y2="3.929cm">
          <text:p/>
        </draw:line>
        <draw:frame draw:style-name="gr3" draw:text-style-name="P6" draw:layer="layout" svg:width="3.004cm" svg:height="1.685cm" svg:x="1.014cm" svg:y="4.091cm">
          <draw:text-box>
            <text:p><text:span text:style-name="T4">External</text:span></text:p>
            <text:p><text:span text:style-name="T4">Infrastructure</text:span></text:p>
            <text:p><text:span text:style-name="T4">(limited tru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5-04T15:44:57.119734624</dc:date>
    <meta:editing-duration>PT2H3M27S</meta:editing-duration>
    <meta:editing-cycles>41</meta:editing-cycles>
    <meta:generator>LibreOffice/4.2.8.2$Linux_X86_64 LibreOffice_project/420m0$Build-2</meta:generator>
    <meta:document-statistic meta:object-count="54"/>
  </office:meta>
</office:document-meta>
</file>